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orphans="2" fo:widows="2" fo:text-indent="0.5in" style:auto-text-indent="false"/>
    </style:style>
    <style:style style:name="P2" style:family="paragraph" style:parent-style-name="Standard">
      <style:paragraph-properties fo:margin-left="0in" fo:margin-right="0in" fo:margin-top="0in" fo:margin-bottom="0in" loext:contextual-spacing="false" fo:orphans="2" fo:widows="2" fo:text-indent="0.25in" style:auto-text-indent="false">
        <style:tab-stops>
          <style:tab-stop style:position="3in" style:type="center"/>
          <style:tab-stop style:position="6in" style:type="right"/>
        </style:tab-stops>
      </style:paragraph-properties>
    </style:style>
    <style:style style:name="P3" style:family="paragraph" style:parent-style-name="Standard">
      <style:paragraph-properties fo:margin-left="0in" fo:margin-right="0in" fo:margin-top="0in" fo:margin-bottom="0in" loext:contextual-spacing="false" fo:orphans="2" fo:widows="2" fo:text-indent="0.25in" style:auto-text-indent="false">
        <style:tab-stops>
          <style:tab-stop style:position="3in" style:type="center"/>
          <style:tab-stop style:position="6in" style:type="right"/>
        </style:tab-stops>
      </style:paragraph-properties>
      <style:text-properties officeooo:paragraph-rsid="00170a0a"/>
    </style:style>
    <style:style style:name="P4" style:family="paragraph" style:parent-style-name="Standard">
      <style:paragraph-properties fo:margin-left="0.5in" fo:margin-right="0in" fo:margin-top="0in" fo:margin-bottom="0in" loext:contextual-spacing="false" fo:orphans="2" fo:widows="2" fo:text-indent="-0.25in" style:auto-text-indent="false">
        <style:tab-stops>
          <style:tab-stop style:position="3in" style:type="center"/>
          <style:tab-stop style:position="6in" style:type="right"/>
        </style:tab-stops>
      </style:paragraph-properties>
    </style:style>
    <style:style style:name="P5" style:family="paragraph" style:parent-style-name="Standard">
      <style:paragraph-properties fo:margin-left="0.5in" fo:margin-right="0in" fo:margin-top="0in" fo:margin-bottom="0in" loext:contextual-spacing="false" fo:orphans="2" fo:widows="2" fo:text-indent="-0.25in" style:auto-text-indent="false">
        <style:tab-stops>
          <style:tab-stop style:position="3in" style:type="center"/>
          <style:tab-stop style:position="6in" style:type="right"/>
        </style:tab-stops>
      </style:paragraph-properties>
      <style:text-properties officeooo:paragraph-rsid="00170a0a"/>
    </style:style>
    <style:style style:name="P6" style:family="paragraph" style:parent-style-name="Standard">
      <style:paragraph-properties fo:margin-left="0.6252in" fo:margin-right="0in" fo:margin-top="0in" fo:margin-bottom="0in" loext:contextual-spacing="false" fo:orphans="2" fo:widows="2" fo:text-indent="-0.3752in" style:auto-text-indent="false">
        <style:tab-stops>
          <style:tab-stop style:position="3in" style:type="center"/>
          <style:tab-stop style:position="6in" style:type="right"/>
        </style:tab-stops>
      </style:paragraph-properties>
      <style:text-properties officeooo:paragraph-rsid="00170a0a"/>
    </style:style>
    <style:style style:name="P7" style:family="paragraph" style:parent-style-name="Standard">
      <style:paragraph-properties fo:margin-top="0in" fo:margin-bottom="0in" loext:contextual-spacing="false" fo:orphans="2" fo:widows="2"/>
    </style:style>
    <style:style style:name="P8" style:family="paragraph" style:parent-style-name="Standard">
      <style:paragraph-properties fo:margin-top="0in" fo:margin-bottom="0in" loext:contextual-spacing="false" fo:orphans="2" fo:widows="2">
        <style:tab-stops>
          <style:tab-stop style:position="3in" style:type="center"/>
          <style:tab-stop style:position="6in" style:type="right"/>
        </style:tab-stops>
      </style:paragraph-properties>
    </style:style>
    <style:style style:name="P9" style:family="paragraph" style:parent-style-name="Standard">
      <style:paragraph-properties fo:margin-top="0in" fo:margin-bottom="0in" loext:contextual-spacing="false" fo:orphans="2" fo:widows="2">
        <style:tab-stops>
          <style:tab-stop style:position="0.3in"/>
        </style:tab-stops>
      </style:paragraph-properties>
    </style:style>
    <style:style style:name="P10" style:family="paragraph" style:parent-style-name="Standard">
      <style:paragraph-properties fo:margin-top="0in" fo:margin-bottom="0in" loext:contextual-spacing="false" fo:text-align="center" style:justify-single-word="false" fo:orphans="2" fo:widows="2"/>
    </style:style>
    <style:style style:name="P11" style:family="paragraph" style:parent-style-name="Standard">
      <style:paragraph-properties fo:margin-left="0.25in" fo:margin-right="0in" fo:margin-top="0in" fo:margin-bottom="0in" loext:contextual-spacing="false" fo:text-align="justify" style:justify-single-word="false" fo:orphans="2" fo:widows="2" fo:text-indent="0in" style:auto-text-indent="false">
        <style:tab-stops>
          <style:tab-stop style:position="3in" style:type="center"/>
          <style:tab-stop style:position="6in" style:type="right"/>
        </style:tab-stops>
      </style:paragraph-properties>
    </style:style>
    <style:style style:name="P12" style:family="paragraph" style:parent-style-name="Standard">
      <style:paragraph-properties fo:margin-left="0.25in" fo:margin-right="0in" fo:margin-top="0in" fo:margin-bottom="0in" loext:contextual-spacing="false" fo:orphans="2" fo:widows="2" fo:text-indent="0in" style:auto-text-indent="false"/>
    </style:style>
    <style:style style:name="P13" style:family="paragraph" style:parent-style-name="Standard">
      <style:paragraph-properties fo:margin-left="0.25in" fo:margin-right="0in" fo:margin-top="0in" fo:margin-bottom="0in" loext:contextual-spacing="false" fo:orphans="2" fo:widows="2" fo:text-indent="0in" style:auto-text-indent="false">
        <style:tab-stops>
          <style:tab-stop style:position="3in" style:type="center"/>
          <style:tab-stop style:position="6in" style:type="right"/>
        </style:tab-stops>
      </style:paragraph-properties>
    </style:style>
    <style:style style:name="P14" style:family="paragraph" style:parent-style-name="Standard" style:list-style-name="WWNum1">
      <style:paragraph-properties fo:margin-left="0.7917in" fo:margin-right="0in" fo:orphans="2" fo:widows="2" fo:text-indent="-0.25in" style:auto-text-indent="false"/>
    </style:style>
    <style:style style:name="P15" style:family="paragraph" style:parent-style-name="Standard">
      <style:paragraph-properties fo:margin-left="0in" fo:margin-right="0in" fo:margin-top="0in" fo:margin-bottom="0in" loext:contextual-spacing="false" fo:orphans="2" fo:widows="2" fo:text-indent="0in" style:auto-text-indent="false"/>
    </style:style>
    <style:style style:name="P16" style:family="paragraph" style:parent-style-name="Standard">
      <style:paragraph-properties fo:margin-left="0in" fo:margin-right="0in" fo:margin-top="0in" fo:margin-bottom="0in" loext:contextual-spacing="false" fo:orphans="2" fo:widows="2" fo:text-indent="0in" style:auto-text-indent="false">
        <style:tab-stops>
          <style:tab-stop style:position="3in" style:type="center"/>
          <style:tab-stop style:position="6in" style:type="right"/>
        </style:tab-stops>
      </style:paragraph-properties>
    </style:style>
    <style:style style:name="P17" style:family="paragraph" style:parent-style-name="Heading_20_1" style:master-page-name="Standard">
      <style:paragraph-properties fo:margin-top="0in" fo:margin-bottom="0in" loext:contextual-spacing="false"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170a0a"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6" style:family="text">
      <style:text-properties officeooo:rsid="00170a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h.2jxsxqh"/><text:span text:style-name="T6"># </text:span>A Living Sacrifice - Ch. 12</text:p>
      <text:p text:style-name="P1"><text:span text:style-name="T1"/></text:p>
      <text:p text:style-name="P15"><text:span text:style-name="T1">Romans chapter twelve deals with the Christian’s duties, to have a surrendered life. <text:s/>The church is compared to the human body. <text:s/>There should be unity among the body, if there is no unity, the body will not function properly. <text:s/>This chapter also deals with the different duties of the church. <text:s/>This chapter ends with the Christian spirit. <text:s/>We are not to be overcome with evil but with good. </text:span></text:p>
      <text:p text:style-name="P15"><text:span text:style-name="T1"/></text:p>
      <text:p text:style-name="P16"><text:span text:style-name="T1">Often times words lose their value with us with overuse. Let us look more closely at the vocabulary of the first two verses of this chapter that we may gain a deeper understanding of it:</text:span></text:p>
      <text:p text:style-name="P16"><text:span text:style-name="T1"/></text:p>
      <text:p text:style-name="P3"><text:span text:style-name="T3">**Beseech**</text:span><text:span text:style-name="T1"> – This has the ideas of </text:span><text:span text:style-name="T4">to call near and intreat.</text:span><text:span text:style-name="T1"> This is a plea in earnest.</text:span></text:p>
      <text:p text:style-name="P5"><text:span text:style-name="T3">**Therefore**</text:span><text:span text:style-name="T1"> – What is it THERE FOR? All of Chapter eleven expresses what grace has brought about. The outcast has been included. Therefore, we must do….</text:span></text:p>
      <text:p text:style-name="P5"><text:span text:style-name="T3">**Brethren**</text:span><text:span text:style-name="T1"> – He speaks to those that have been blood bought and born again. Not, the Israel of Isaac of the spiritual Israel. </text:span></text:p>
      <text:p text:style-name="P5"><text:span text:style-name="T3">**Mercies of God**</text:span><text:span text:style-name="T1"> – It is by the mercy of God that we would be hearing such a plea. Had it not been for God’s mercy shown on the road to Damascus, Paul could not make such a plea. He does not make the plea because he is better than everyone, but because of God’s mercy is he qualified to make such a plea.</text:span></text:p>
      <text:p text:style-name="P5"><text:span text:style-name="T3">**Bodies**</text:span><text:span text:style-name="T1"> – In the mortal body we must glorify God. Not just someday and for now do the best that we can. …We should live soberly, righteously, and godly, in this present world.—Titus 2:12</text:span></text:p>
      <text:p text:style-name="P5"><text:span text:style-name="T3">**Living Sacrifice**</text:span><text:span text:style-name="T1"> – The flesh must be crucified. Our will must be crucified. We offer alive, but God thoroughly will purge us as long as we remain on the altar.</text:span></text:p>
      <text:p text:style-name="P3"><text:span text:style-name="T3">**Holy**</text:span><text:span text:style-name="T1"> – Our lives ought to be light to those that wander in the darkness.</text:span></text:p>
      <text:p text:style-name="P5"><text:span text:style-name="T3">**Acceptable unto God**</text:span><text:span text:style-name="T1"> – </text:span><text:span text:style-name="T4">fully agreeable; well pleasing</text:span><text:span text:style-name="T1"> In this age full of men pleasers, we must seek our approval from God. What does He think about a direction you take? To be accepted by this world is to be rejected by Him. We cannot be agreeable with the flesh and this world and at the same time be agreeable to God. There must be a clear line of alliance defined. Who will you side with?</text:span></text:p>
      <text:p text:style-name="P5"><text:span text:style-name="T3">**Reasonable service**</text:span><text:span text:style-name="T1"> – His yoke is easy, but any requirement God could make of us would pale in greatness to what He has provided for us.</text:span></text:p>
      <text:p text:style-name="P3"><text:span text:style-name="T3">**Conformed**</text:span><text:span text:style-name="T1"> – </text:span><text:span text:style-name="T4">Conform to the same pattern; fashion self according to</text:span><text:span text:style-name="T1">; </text:span></text:p>
      <text:p text:style-name="P3"><text:span text:style-name="T3">**Transformed**</text:span><text:span text:style-name="T1"> – </text:span><text:span text:style-name="T4">metamorphosis; change</text:span><text:span text:style-name="T1">; This is the miraculous work of God.</text:span></text:p>
      <text:p text:style-name="P5"><text:span text:style-name="T3">**Renewing of your Mind**</text:span><text:span text:style-name="T1"> – Our mind is made new by the Word. Replace our carnal thoughts with </text:span><text:span text:style-name="T4">What saith the Lord</text:span><text:span text:style-name="T1">.</text:span></text:p>
      <text:p text:style-name="P6"><text:span text:style-name="T3">**Good, Acceptable, &amp; Perfect Will of God**</text:span><text:span text:style-name="T1"> – This is not God’s three wills, but three adjectives of God’s one sovereign will. He is not double-minded.</text:span></text:p>
      <text:p text:style-name="P2"><text:span text:style-name="T1"/></text:p>
      <text:p text:style-name="P2"><text:span text:style-name="T1">The following instructions are given for the Believer to follow. </text:span><text:span text:style-name="T2">A</text:span><text:span text:style-name="T1"> lifetime could be devoted to their study. This chapter is rich. </text:span><text:span text:style-name="T2">Let us continue with a</text:span><text:span text:style-name="T1"> simpl</text:span><text:span text:style-name="T2">e</text:span><text:span text:style-name="T1"> list </text:span><text:span text:style-name="T2">of </text:span><text:span text:style-name="T1">the different thought presented </text:span><text:span text:style-name="T2">in Romans 12</text:span><text:span text:style-name="T1">. They are categorized respectively, God’s gifts to man, and man’s return responsibility to God for what God has given.</text:span></text:p>
      <text:p text:style-name="P8"/>
      <text:p text:style-name="P8"><text:span text:style-name="T1">GOD HAS GIVEN SO MUCH TO HIS PEOPLE:</text:span></text:p>
      <text:p text:style-name="P11"><text:span text:style-name="T1">Grace Given</text:span></text:p>
      <text:p text:style-name="P13"><text:span text:style-name="T1">Dealt to every man the measure of faith</text:span></text:p>
      <text:p text:style-name="P13"><text:span text:style-name="T1">One Body in Christ</text:span></text:p>
      <text:p text:style-name="P13"><text:span text:style-name="T1">Gifts</text:span></text:p>
      <text:p text:style-name="P13"><text:span text:style-name="T1">Prophecy</text:span></text:p>
      <text:p text:style-name="P2"><text:span text:style-name="T1">Proportion of Faith</text:span></text:p>
      <text:p text:style-name="P2"><text:span text:style-name="T1">Ministry</text:span></text:p>
      <text:p text:style-name="P2"><text:span text:style-name="T1">Teaching</text:span></text:p>
      <text:p text:style-name="P2"><text:span text:style-name="T1">Exhorting</text:span></text:p>
      <text:p text:style-name="P2"><text:soft-page-break/></text:p>
      <text:p text:style-name="P7"/>
      <text:p text:style-name="P7"/>
      <text:p text:style-name="P8"><text:span text:style-name="T1">GOD’s PEOPLE ARE RESPONSIBLE TO ACT ACCORDINGLY:</text:span></text:p>
      <text:p text:style-name="P2"><text:span text:style-name="T1">Think Soberly</text:span></text:p>
      <text:p text:style-name="P2"><text:span text:style-name="T1">Giving with Simplicity</text:span></text:p>
      <text:p text:style-name="P2"><text:span text:style-name="T1">Ruling with Diligence</text:span></text:p>
      <text:p text:style-name="P2"><text:span text:style-name="T1">Show mercy with Cheerfulness</text:span></text:p>
      <text:p text:style-name="P2"><text:span text:style-name="T1">Let Love be without Dissimulation</text:span></text:p>
      <text:p text:style-name="P2"><text:span text:style-name="T1">Abhor that which is evil</text:span></text:p>
      <text:p text:style-name="P2"><text:span text:style-name="T1">Cleave to that which is good</text:span></text:p>
      <text:p text:style-name="P2"><text:span text:style-name="T1">Kindly Affectioned</text:span></text:p>
      <text:p text:style-name="P2"><text:span text:style-name="T1">Brotherly Love</text:span></text:p>
      <text:p text:style-name="P2"><text:span text:style-name="T1">In Honor Preferring one Another</text:span></text:p>
      <text:p text:style-name="P2"><text:span text:style-name="T1">Slothful in Business</text:span></text:p>
      <text:p text:style-name="P2"><text:span text:style-name="T1">Fervent in Spirit</text:span></text:p>
      <text:p text:style-name="P2"><text:span text:style-name="T1">Serving the Lord.</text:span></text:p>
      <text:p text:style-name="P4"><text:span text:style-name="T1">Rejoicing in hope</text:span></text:p>
      <text:p text:style-name="P4"><text:span text:style-name="T1">Patient in Tribulation</text:span></text:p>
      <text:p text:style-name="P4"><text:span text:style-name="T1">Continuing Instant in Prayer</text:span></text:p>
      <text:p text:style-name="P4"><text:span text:style-name="T1">Distributing to the necessity of Saints</text:span></text:p>
      <text:p text:style-name="P4"><text:span text:style-name="T1">Given to Hospitality</text:span></text:p>
      <text:p text:style-name="P4"><text:span text:style-name="T1">Bless them which Persecute You; Bless and Curse Not</text:span></text:p>
      <text:p text:style-name="P4"><text:span text:style-name="T1">Rejoice with them that do rejoice, and weep with them that weep.</text:span></text:p>
      <text:p text:style-name="P4"/>
      <text:p text:style-name="P4"><text:span text:style-name="T1">Be of the same mind one toward another.</text:span></text:p>
      <text:p text:style-name="P4"/>
      <text:p text:style-name="P4"/>
      <text:p text:style-name="P12"><text:span text:style-name="T1">Real Salvation: Practical holiness – Wearing His righteousness and thus daily purifying ourselves </text:span></text:p>
      <text:p text:style-name="P12"/>
      <text:p text:style-name="P12"><text:span text:style-name="T1">Successful Christians:</text:span></text:p>
      <text:list xml:id="list4654641160022269377" text:style-name="WWNum1">
        <text:list-item>
          <text:p text:style-name="P14"><text:span text:style-name="T1">They have a sound foundation (which is the Word of God)</text:span></text:p>
        </text:list-item>
        <text:list-item>
          <text:p text:style-name="P14"><text:span text:style-name="T1">They have a sound work habits</text:span></text:p>
        </text:list-item>
        <text:list-item>
          <text:p text:style-name="P14"><text:span text:style-name="T1">They esteem others before themselves</text:span></text:p>
        </text:list-item>
        <text:list-item>
          <text:p text:style-name="P14"><text:span text:style-name="T1">They keep their self-respect by being loyal to God and His holy word</text:span></text:p>
        </text:list-item>
        <text:list-item>
          <text:p text:style-name="P14"><text:span text:style-name="T1">They do things God’s way, understanding that it always the best way</text:span></text:p>
        </text:list-item>
        <text:list-item>
          <text:p text:style-name="P14"><text:span text:style-name="T1">They are very cooperative (finding what God wants in any situation and doing it)</text:span></text:p>
        </text:list-item>
        <text:list-item>
          <text:p text:style-name="P14"><text:span text:style-name="T1">They listen to others (and in return they are heard)</text:span></text:p>
        </text:list-item>
        <text:list-item>
          <text:p text:style-name="P14"><text:span text:style-name="T1">They are enthusiastic about every endeavor that they are faced with</text:span></text:p>
        </text:list-item>
        <text:list-item>
          <text:p text:style-name="P14"><text:span text:style-name="T1">They are a friend (and in return they have friends)</text:span></text:p>
        </text:list-item>
        <text:list-item>
          <text:p text:style-name="P14"><text:span text:style-name="T1">They are sincere</text:span></text:p>
        </text:list-item>
        <text:list-item>
          <text:p text:style-name="P14"><text:span text:style-name="T1">They set goals (both small and large goals)</text:span></text:p>
        </text:list-item>
        <text:list-item>
          <text:p text:style-name="P14"><text:span text:style-name="T1">They use any failure as a stepping stone for success</text:span></text:p>
        </text:list-item>
        <text:list-item>
          <text:p text:style-name="P14"><text:span text:style-name="T1">They set their mind (on things above, not on the things of this earth)</text:span></text:p>
        </text:list-item>
        <text:list-item>
          <text:p text:style-name="P14"><text:span text:style-name="T1">They find a place to rest their mind (in fasting and praying)</text:span></text:p>
        </text:list-item>
        <text:list-item>
          <text:p text:style-name="P14"><text:span text:style-name="T1">They have skill – they are instant in season and out of season</text:span></text:p>
        </text:list-item>
        <text:list-item>
          <text:p text:style-name="P14"><text:span text:style-name="T1">They give God the glory for they have accomplished</text:span></text:p>
        </text:list-item>
        <text:list-item>
          <text:p text:style-name="P14"><text:span text:style-name="T1">They check their motives</text:span></text:p>
        </text:list-item>
        <text:list-item>
          <text:p text:style-name="P14"><text:span text:style-name="T1">And then they – Start Again!!!</text:span></text:p>
        </text:list-item>
      </text:list>
      <text:p text:style-name="P12"><text:span text:style-name="T1">Being not conformed to the world: Jeremiah 10:10-13; John 1:9; I Timothy 1:17; Hebrews 9:14</text:span></text:p>
      <text:p text:style-name="P12"><text:span text:style-name="T1">The world uses the principles of God to become successful for their own gain. If we use the principles of God to become successful not for us but for Him and His kingdom; how much more of value is that. </text:span></text:p>
      <text:p text:style-name="P12"><text:soft-page-break/><text:span text:style-name="T1">Winning souls for the kingdom, what a joy and privilege (Proverbs 11:30) </text:span></text:p>
      <text:p text:style-name="P12"><text:span text:style-name="T1">Receive our ideas through prayer – what does that have to do with Romans? </text:span></text:p>
      <text:p text:style-name="P12"><text:span text:style-name="T1">Why do I want to be a successful Christian? </text:span></text:p>
      <text:p text:style-name="P12"><text:span text:style-name="T1">Success is learning how to lead others to Christ. </text:span></text:p>
      <text:p text:style-name="P12"><text:span text:style-name="T1">We are to pattern our lives after Christ. </text:span></text:p>
      <text:p text:style-name="P12"><text:span text:style-name="T1">Are mind is to be set above – We are not to have a dream in this world</text:span></text:p>
      <text:p text:style-name="P12"><text:span text:style-name="T1">Hosea 2:8</text:span></text:p>
      <text:p text:style-name="P2"/>
      <text:p text:style-name="P7"><text:span text:style-name="T1"><text:s text:c="25"/>Recognizing authority</text:span></text:p>
      <text:p text:style-name="P7"><text:span text:style-name="T1">Overcome, means war. </text:span></text:p>
      <text:p text:style-name="P7"><text:span text:style-name="T1">Romans 12:20 is an aggressive stance. It is not a defensive stance. </text:span></text:p>
      <text:p text:style-name="P7"><text:span text:style-name="T1">To overcome is to defeat the enemy. Those that speak evil, and do evil; we are in a warfare for that persons soul. </text:span></text:p>
      <text:p text:style-name="P7"><text:span text:style-name="T1">Our act of aggression as Christians is an act of prayer. </text:span></text:p>
      <text:p text:style-name="P7"><text:span text:style-name="T1">Do we pray until we weep within our souls for other people? The battle is within our souls. The Love that we show to others is not show the Lords hate but his love. Now our weapons are not the same weapons as those used in traditional warfare, but they are more powerful. </text:span></text:p>
      <text:p text:style-name="P7"><text:span text:style-name="T1">If you were to die tomorrow, what would you do? And the answer to that question is an indicator of weather we are spiritual or carnal. </text:span></text:p>
      <text:p text:style-name="P7"><text:span text:style-name="T1">Defeat brings disgrace to Christ. Am I recognizing his authority in my life? </text:span></text:p>
      <text:p text:style-name="P7"><text:span text:style-name="T1">We are called to a different kind of warfare. A warfare of peace, love, joy… </text:span></text:p>
      <text:p text:style-name="P7"><text:span text:style-name="T1">II Corinthians 10:4</text:span></text:p>
      <text:p text:style-name="P7"><text:span text:style-name="T1">The Stronghold is the mind, </text:span></text:p>
      <text:p text:style-name="P7"><text:span text:style-name="T1">Christ is our example, while being crucified and etc… he forgave </text:span></text:p>
      <text:p text:style-name="P7"><text:span text:style-name="T1">II Corinthians 2:14</text:span></text:p>
      <text:p text:style-name="P7"><text:span text:style-name="T1">Romans 8:29 If I do not yield to his plan, it will not become successful</text:span></text:p>
      <text:p text:style-name="P7"><text:span text:style-name="T1">By doing the word of God, we can have an affect on everyone that we come into contact with. </text:span></text:p>
      <text:p text:style-name="P7"><text:span text:style-name="T1">Romans 2:4 – People react better to good better than bad…</text:span></text:p>
      <text:p text:style-name="P7"><text:span text:style-name="T1">What not said, is sometimes more important than what people do say. </text:span></text:p>
      <text:p text:style-name="P2"/>
      <text:p text:style-name="P10"><text:span text:style-name="T3">ROMANS CHAPTER 12</text:span></text:p>
      <text:p text:style-name="P7"/>
      <text:p text:style-name="P7"><text:span text:style-name="T1">Paul's Great Plea for Personal Consecration to God, in view of His mercies.</text:span></text:p>
      <text:p text:style-name="P7"><text:span text:style-name="T1">The perfect will of God for each believer.</text:span></text:p>
      <text:p text:style-name="P7"/>
      <text:p text:style-name="P7"><text:span text:style-name="T1">Verse 1:<text:tab/><text:tab/>"I BESEECH YOU BY THE MERCIES OF GOD."</text:span></text:p>
      <text:p text:style-name="P7"/>
      <text:p text:style-name="P7"/>
      <text:p text:style-name="P7"><text:span text:style-name="T5">What are the "mercies of God" to which Paul refers?</text:span></text:p>
      <text:p text:style-name="P7"/>
      <text:p text:style-name="P9"><text:span text:style-name="T1">1.<text:tab/></text:span><text:span text:style-name="T3">Justification</text:span><text:span text:style-name="T1"> - including pardon, removal from sins, trespasses never to be remembered, a standing in Christ -</text:span></text:p>
      <text:p text:style-name="P9"><text:span text:style-name="T1"><text:tab/>being made the righteousness of God in Him.</text:span></text:p>
      <text:p text:style-name="P9"/>
      <text:p text:style-name="P9"><text:span text:style-name="T1">2.<text:tab/></text:span><text:span text:style-name="T3">Identification</text:span><text:span text:style-name="T1"> - taken out of Adam by death with Christ - dead to sin and the law - we now become identified</text:span></text:p>
      <text:p text:style-name="P9"><text:span text:style-name="T1"><text:tab/>with Christ.</text:span></text:p>
      <text:p text:style-name="P9"/>
      <text:p text:style-name="P9"><text:span text:style-name="T1">3.<text:tab/></text:span><text:span text:style-name="T3">Under Grace</text:span><text:span text:style-name="T1"> - Fruit unto God - unto sanctification, made possible.</text:span></text:p>
      <text:p text:style-name="P9"/>
      <text:p text:style-name="P9"><text:span text:style-name="T1">4.<text:tab/></text:span><text:span text:style-name="T3">The Spirit Indwelling</text:span><text:span text:style-name="T1"> - the spirit witnesses of Sonship and Heirship.</text:span></text:p>
      <text:p text:style-name="P9"/>
      <text:p text:style-name="P9"><text:span text:style-name="T1">5.<text:tab/></text:span><text:span text:style-name="T3">Help in Infirmity</text:span><text:span text:style-name="T1"> - and in any present sufferings, on our way to share Christ's glory.</text:span></text:p>
      <text:p text:style-name="P9"/>
      <text:p text:style-name="P9"><text:soft-page-break/><text:span text:style-name="T1">6.<text:tab/></text:span><text:span text:style-name="T3">Divine Election</text:span><text:span text:style-name="T1"> - our final conformity to the image of Christ - God's settled purpose.</text:span></text:p>
      <text:p text:style-name="P9"/>
      <text:p text:style-name="P9"><text:span text:style-name="T1">7.<text:tab/></text:span><text:span text:style-name="T3">Coming Glory</text:span><text:span text:style-name="T1"> - beyond any comparison with sufferings.</text:span></text:p>
      <text:p text:style-name="P9"/>
      <text:p text:style-name="P9"><text:span text:style-name="T1">8.<text:tab/></text:span><text:span text:style-name="T3">No Separation Possible</text:span><text:span text:style-name="T1"> - God loves us in Christ.</text:span></text:p>
      <text:p text:style-name="P9"/>
      <text:p text:style-name="P9"><text:span text:style-name="T1">9.<text:tab/></text:span><text:span text:style-name="T3">Confidence in God's Faithfulness</text:span><text:span text:style-name="T1"> - confirmed by His revealed plans for Israel.</text:span></text:p>
      <text:p text:style-name="P9"/>
      <text:p text:style-name="P9"/>
      <text:p text:style-name="P9"><text:span text:style-name="T5">What becomes the motivating center of a Christians life?</text:span></text:p>
      <text:p text:style-name="P9"/>
      <text:p text:style-name="P9"><text:span text:style-name="T1">Verse 2:<text:tab/><text:tab/>Renewing of your mind. <text:s/>The whole "mind" must become the object of the Spirit's renewing</text:span></text:p>
      <text:p text:style-name="P9"><text:span text:style-name="T1"><text:tab/><text:tab/><text:tab/>power. <text:s/>The entire mind must come under the spirits control.</text:span></text:p>
      <text:p text:style-name="P9"/>
      <text:p text:style-name="P9"><text:span text:style-name="T1"><text:tab/><text:tab/><text:tab/>We are one body in Christ, with varying gifts. <text:s text:c="2"/>Verses 3 - 8</text:span></text:p>
      <text:p text:style-name="P9"/>
      <text:p text:style-name="P9"/>
      <text:p text:style-name="P9"><text:span text:style-name="T5">What attitudes should a Christian have toward himself and toward his fellow Christians?</text:span></text:p>
      <text:p text:style-name="P9"/>
      <text:p text:style-name="P9"><text:span text:style-name="T1">Verse 3:<text:tab/><text:tab/>"Not to think more highly of himself than he ought"</text:span></text:p>
      <text:p text:style-name="P9"/>
      <text:p text:style-name="P9"><text:span text:style-name="T1">Verse 5:<text:tab/><text:tab/>"Everyone are members one of another"</text:span></text:p>
      <text:p text:style-name="P9"/>
      <text:p text:style-name="P9"/>
      <text:p text:style-name="P9"><text:span text:style-name="T5">What is the one possessing a gift supposed to do with it? <text:s/>Verses 6 - 8</text:span></text:p>
      <text:p text:style-name="P9"/>
      <text:p text:style-name="P9"><text:span text:style-name="T1"><text:tab/>- <text:tab/>The various gifts are bestowed by the Spirit.</text:span></text:p>
      <text:p text:style-name="P9"><text:span text:style-name="T1"><text:tab/><text:tab/>The working of the gifts are for prophecy, ministering, teaching, exhorting, etc.</text:span></text:p>
      <text:p text:style-name="P9"/>
      <text:p text:style-name="P9"><text:span text:style-name="T1"><text:tab/>FAITH - For the receiving and using of these gifts, there is the necessity of faith for operation.</text:span></text:p>
      <text:p text:style-name="P9"/>
      <text:p text:style-name="P9"><text:span text:style-name="T1"><text:tab/>The possession of a gift is of no use unless it is put to use. <text:s/>It is the whole-hearted exercise of the gifts,</text:span></text:p>
      <text:p text:style-name="P9"><text:span text:style-name="T1"><text:tab/>when it is given, that is urged by the apostles. <text:s text:c="2"/>Gifts are a direct bestowment of the Spirit.</text:span></text:p>
      <text:p text:style-name="P9"/>
      <text:p text:style-name="P9"/>
      <text:p text:style-name="P9"><text:span text:style-name="T5">What 3 things do we see in verse 9?</text:span></text:p>
      <text:p text:style-name="P9"/>
      <text:p text:style-name="P9"><text:span text:style-name="T1">1.<text:tab/>Let love be without dissimulation.</text:span></text:p>
      <text:p text:style-name="P9"/>
      <text:p text:style-name="P9"><text:span text:style-name="T1">2.<text:tab/>Abhor that which is evil.</text:span></text:p>
      <text:p text:style-name="P9"/>
      <text:p text:style-name="P9"><text:span text:style-name="T1">3.<text:tab/>Cleave to that which is good.</text:span></text:p>
      <text:p text:style-name="P9"/>
      <text:p text:style-name="P9"/>
      <text:p text:style-name="P7"><text:span text:style-name="T5">What are the commands given to verses 11 - 21?</text:span></text:p>
      <text:p text:style-name="P7"/>
      <text:p text:style-name="P9"><text:span text:style-name="T1">1.<text:tab/>Be not slothful in business.</text:span></text:p>
      <text:p text:style-name="P9"><text:span text:style-name="T1">2.<text:tab/>Be ferverent in spirit, serving the Lord.</text:span></text:p>
      <text:p text:style-name="P9"><text:span text:style-name="T1">3.<text:tab/>Rejoice in hope.</text:span></text:p>
      <text:p text:style-name="P9"><text:span text:style-name="T1">4.<text:tab/>Be patient in tribulation.</text:span></text:p>
      <text:p text:style-name="P9"><text:span text:style-name="T1">5.<text:tab/>Continuing instant in prayer.</text:span></text:p>
      <text:p text:style-name="P9"><text:span text:style-name="T1">6.<text:tab/>Distributing to the necessity of saints.</text:span></text:p>
      <text:p text:style-name="P9"><text:soft-page-break/><text:span text:style-name="T1">7.<text:tab/>Given to hospitality.</text:span></text:p>
      <text:p text:style-name="P9"><text:span text:style-name="T1">8.<text:tab/>Bless them which persecute you.</text:span></text:p>
      <text:p text:style-name="P9"><text:span text:style-name="T1">9.<text:tab/>Rejoice with them that rejoice.</text:span></text:p>
      <text:p text:style-name="P9"><text:span text:style-name="T1">10.<text:tab/>Weep with them that weep.</text:span></text:p>
      <text:p text:style-name="P9"><text:span text:style-name="T1">11.<text:tab/>Be of the same mind one toward another.</text:span></text:p>
      <text:p text:style-name="P9"><text:span text:style-name="T1">12.<text:tab/>Mind not high things.</text:span></text:p>
      <text:p text:style-name="P9"><text:span text:style-name="T1">13.<text:tab/>Consend to men of low estate.</text:span></text:p>
      <text:p text:style-name="P9"><text:span text:style-name="T1">14.<text:tab/>Be not wise in your own conceits.</text:span></text:p>
      <text:p text:style-name="P9"><text:span text:style-name="T1">15.<text:tab/>Recompense to no man evil for evil.</text:span></text:p>
      <text:p text:style-name="P9"><text:span text:style-name="T1">16.<text:tab/>Provide things honest in the sight of all men.</text:span></text:p>
      <text:p text:style-name="P9"><text:span text:style-name="T1">17.<text:tab/>Live peaceably with all men.</text:span></text:p>
      <text:p text:style-name="P9"><text:span text:style-name="T1">18.<text:tab/>Avenge not yourself.</text:span></text:p>
      <text:p text:style-name="P9"><text:span text:style-name="T1">19.<text:tab/>If thine enemy hunger, feed him.</text:span></text:p>
      <text:p text:style-name="P9"><text:span text:style-name="T1">20.<text:tab/>If thine enemy thirst, give him drink.</text:span></text:p>
      <text:p text:style-name="P9"><text:span text:style-name="T1">21.<text:tab/>Be no overcome of evil.</text:span></text:p>
      <text:p text:style-name="P9"><text:span text:style-name="T1">22.<text:tab/>Overcome evil with good.</text:span></text:p>
      <text:p text:style-name="P9"/>
      <text:p text:style-name="P9"/>
      <text:p text:style-name="P9"><text:span text:style-name="T5">What does Christian living involve?</text:span></text:p>
      <text:p text:style-name="P9"/>
      <text:p text:style-name="P9"><text:span text:style-name="T1">CONCLUSION: <text:s text:c="2"/>Being a Christian involves every area of a persons life. <text:s/>Mind and body are yielded to God in moral surrender as a spiritual offering. <text:s/>By his attitude and actions toward other Christians he is to demonstrate the fact that he is a fellow-member with them in the body of Christ. <text:s/>In his relationship with the sinner, he is to act in love and leave to God the avenging of ev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true" fo:line-height="115%" fo:text-align="start" style:justify-single-word="false" fo:keep-together="auto" fo:orphans="0" fo:widows="0" fo:text-indent="0.5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in" fo:margin-bottom="0in" loext:contextual-spacing="true" fo:text-indent="-0.25in" style:auto-text-indent="false"/>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margin-top="0in" fo:margin-bottom="0in" loext:contextual-spacing="true" fo:text-indent="-0.25in" style:auto-text-indent="false"/>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left="0.75in" fo:margin-right="0in" fo:margin-top="0in" fo:margin-bottom="0in" loext:contextual-spacing="true" fo:text-indent="0in" style:auto-text-indent="false"/>
      <style:text-properties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true"/>
      <style:text-properties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left="0in" fo:margin-right="0in" fo:margin-top="0in" fo:margin-bottom="0in" loext:contextual-spacing="true" fo:text-align="center" style:justify-single-word="false" fo:keep-together="always" fo:text-indent="0in" style:auto-text-indent="false"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left="0.5in" fo:margin-right="0.25in" fo:margin-top="0in" fo:margin-bottom="0in" loext:contextual-spacing="true" fo:keep-together="always" fo:text-indent="-0.25in" style:auto-text-indent="false" fo:keep-with-next="always"/>
      <style:text-properties fo:font-style="italic" style:font-style-asian="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5417in" fo:margin-left="0.7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0417in" fo:margin-left="1.2917in"/>
        </style:list-level-properties>
      </text:list-level-style-number>
      <text:list-level-style-number text:level="3" style:num-suffix="." style:num-format="i">
        <style:list-level-properties text:list-level-position-and-space-mode="label-alignment" fo:text-align="end">
          <style:list-level-label-alignment text:label-followed-by="listtab" fo:text-indent="1.6665in" fo:margin-left="1.7917in"/>
        </style:list-level-properties>
      </text:list-level-style-number>
      <text:list-level-style-number text:level="4" style:num-suffix="." style:num-format="1">
        <style:list-level-properties text:list-level-position-and-space-mode="label-alignment">
          <style:list-level-label-alignment text:label-followed-by="listtab" fo:text-indent="2.0417in" fo:margin-left="2.29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417in" fo:margin-left="2.7917in"/>
        </style:list-level-properties>
      </text:list-level-style-number>
      <text:list-level-style-number text:level="6" style:num-suffix="." style:num-format="i">
        <style:list-level-properties text:list-level-position-and-space-mode="label-alignment" fo:text-align="end">
          <style:list-level-label-alignment text:label-followed-by="listtab" fo:text-indent="3.1665in" fo:margin-left="3.2917in"/>
        </style:list-level-properties>
      </text:list-level-style-number>
      <text:list-level-style-number text:level="7" style:num-suffix="." style:num-format="1">
        <style:list-level-properties text:list-level-position-and-space-mode="label-alignment">
          <style:list-level-label-alignment text:label-followed-by="listtab" fo:text-indent="3.5417in" fo:margin-left="3.79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0417in" fo:margin-left="4.2917in"/>
        </style:list-level-properties>
      </text:list-level-style-number>
      <text:list-level-style-number text:level="9" style:num-suffix="." style:num-format="i">
        <style:list-level-properties text:list-level-position-and-space-mode="label-alignment" fo:text-align="end">
          <style:list-level-label-alignment text:label-followed-by="listtab" fo:text-indent="4.6665in" fo:margin-left="4.7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ffffff" style:writing-mode="lr-tb" style:layout-grid-color="#c0c0c0" style:layout-grid-lines="2794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12T09:22:13.234997947</dc:date>
    <meta:editing-duration>PT5M51S</meta:editing-duration>
    <meta:editing-cycles>1</meta:editing-cycles>
    <meta:document-statistic meta:table-count="0" meta:image-count="0" meta:object-count="0" meta:page-count="5" meta:paragraph-count="153" meta:word-count="1845" meta:character-count="10129" meta:non-whitespace-character-count="8353"/>
    <meta:generator>LibreOffice/5.1.6.2$Linux_X86_64 LibreOffice_project/10m0$Build-2</meta:generator>
  </office:meta>
</office:document-meta>
</file>